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32pt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" style:family="paragraph" style:parent-style-name="Standard">
      <style:text-properties fo:color="#800000" fo:font-size="72pt" fo:language="ru" fo:country="RU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ize="54pt" fo:font-style="italic" style:text-underline-style="solid" style:text-underline-width="auto" style:text-underline-color="font-color" fo:font-weight="bold" style:font-size-asian="54pt" style:font-style-asian="italic" style:font-weight-asian="bold" style:font-size-complex="54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ходим в магазин: Кнопка на фоне Голубом фоне с надписью «Добро пожаловать» когда вы нажмёте на неё появится ещё 2 кнопки конпка на том же фоне на одной будет написанно «Зарегестрироватся» на другой «войти» если вы выберете «Зарегестрироватся» будет написанно «придумайте имя и пароль» после этого вы войдете в магазин и при повторном входе будет 2 кнопки и вы выберете <text:line-break/>«Войти» после этого введёте имя и пароль.</text:p>
      <text:p text:style-name="P1">Когда вы вошли в магазин там будет два раздела «Компютеры» и «Еда и доставка». В разделе «Компютеры» будет 5 вещей на <text:soft-page-break/>выбор а в «Еда и доставка» будет много еды и когда вы выберете нужную вам пищю вы перейдёте в «карзину» этот раздел будет справа от «Еда и доставка» там можно будет смотреть цену всех товаров которые вы купили и когда вы нажмёте заказать высветется случайное число времени доставки от 5 минут до 40 минут.</text:p>
      <text:p text:style-name="P2"><text:span text:style-name="T4">ПОКА ВСЁ!!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49S</meta:editing-duration>
    <meta:editing-cycles>3</meta:editing-cycles>
    <meta:generator>OpenOffice/4.1.7$Win32 OpenOffice.org_project/417m1$Build-9800</meta:generator>
    <dc:date>2020-04-30T14:19:12.65</dc:date>
    <meta:document-statistic meta:table-count="0" meta:image-count="0" meta:object-count="0" meta:page-count="2" meta:paragraph-count="3" meta:word-count="144" meta:character-count="848"/>
    <dc:creator>лев салтовский</dc:creator>
    <meta:user-defined meta:name="Info 1"/>
    <meta:user-defined meta:name="Info 2"/>
    <meta:user-defined meta:name="Info 3"/>
    <meta:user-defined meta:name="Info 4"/>
  </office:meta>
</office:document-meta>
</file>